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Żydzi są jacyś dziwni</text:p>
      <text:p text:style-name="P1"/>
      <text:p text:style-name="P1">Ministerstwo Edukacji Narodowej doszło jakiś czas temu do wniosku, że ma zdecydowanie za dużo pieniędzy, a w związku z tym postanowiło ufundować mi wycieczkę do Izraela. Więc jeżeli macie to (nie)szczęście jeszcze uczęszczać do szkoły i odnosicie wrażenie, że jest ona niedofinansowana, to tylko dlatego, że Gray musiała sobie w listopadzie grzać dupę nad Morzem Martwym. A tak trochę bardziej serio, to moje liceum wzięło udział w projekcie, który zakładał m.in. wymianę ze szkołą w Tel Avivie. W czasie tego projektu doszłam do kilku wniosków, które krótko i zwięźle można by podsumować słowami: “Żydzi są jacyś dziwni”.</text:p>
      <text:p text:style-name="P1"/>
      <text:p text:style-name="P1">Bezpieczeństwo (ponoć) najważniejsze</text:p>
      <text:p text:style-name="P1"/>
      <text:p text:style-name="P1">Izrael to pod wieloma względami wyjątkowy kraj. Mocno różni się od Polski, w czym nie ma nic zaskakującego, w końcu znajduje się w zupełnie innym kręgu kulturowym. Zaskakujące jest to, że ten kraj w ogóle “działa”. Jest to bardzo młode państwo, liczące zaledwie jakieś 70 lat, które - łagodnie mówiąc - zostało “na siłę” utworzone na terenach należących do Palestyny. I jak chyba wszyscy doskonale wiedzą, nie zostało to przyjęte za ciepło ani przez Palestynę, ani przez sąsiednie kraje, czemu nie ma się co dziwić. Przez to, Izrael od chwili założenia był i do teraz jest w stanie wojny z otaczającymi go krajami. I tu się pojawia pierwsza dziwna rzecz typowa dla Izraela. Bo niby byłam uświadomiona, że podchodzą tam poważnie do tematu bezpieczeństwa, to zupełnie inną rzeczą jest zetknąć się z tym na żywo. Idziesz sobie spokojnie ulicą i mija cię kolejny patrol złożony zazwyczaj z dwójki żołnierzy w mundurach i z karabinami na ramieniu. Jak wyglądasz podejrzanie, to mają cię prawo wylegitymować. Obcokrajowcy muszą mieć przy sobie paszport. Mnie na szczęście ominęła taka wątpliwa przyjemność. Ilekroć wracałam wieczorem autobusem, to gdzieś obok przysypiał młody człowiek w mundurze, najpewniej wracający z ćwiczeń. Każdy obywatel Izraela musi po skończeniu szkoły średniej odbyć szkolenie wojskowe, które dla mężczyzn trwa 3 lata, a dla kobiet 2. Co ciekawe, dowódcami małych oddziałów zazwyczaj są kobiety, co ponoć ma zniechęcić muzułmanów do szeroko pojętego “rozrabiania”, ponieważ część z nich uznaje aresztowanie przez kobietę za wyjątkowo poniżające. Mimo to, najbardziej zadziwiające były dla mnie kontrole bezpieczeństwa przed wejściem do każdej galerii handlowej, muzeum, różnych miejsc kultu czy na stację kolejową. Obowiązkowo każdy musiał pokazać zawartość swojej torebki bądź plecaka i przejść przez bramkę wykrywającą metale lub dać się sprawdzić innym tego typu wynalazkiem, co - przynajmniej dla mnie - było bardzo, bardzo stresujące, mimo że przecież nie łaziłam po Tel Avivie z bombą w plecaku. Ale żeby było jeszcze przyjemniej, to akurat ci ochroniarze przed galeriami często nie umieli mówić po angielsku (albo na złość tego nie robili, kto wie).</text:p>
      <text:p text:style-name="P1"/>
      <text:p text:style-name="P1">Z jednej strony niby dbają o bezpieczeństwo, czasami nawet przesadnie, ale z drugiej - często mają je w głębokim poważaniu. Chociażby w grupie izraelskich uczniów, którzy przyjechali do Polski byli tacy, co ledwo mówili po angielsku oraz perełeczka, którą miałam wątpliwą przyjemność niańczyć. Ta wyjątkowa osóbka nie umiała kompletnie nic powiedzieć po angielsku. Kto wysyła tak nieporadne dziecko (może trochę przesadzam, “nasi” Żydzi mieli od 15 do 16 lat) w tak daleką podróż? Od siebie tylko dodam, że komunikowanie się przez tłumacza google, na gesty czy przez którąś z przyjaciółek perełki było jedną z najbardziej męczących i irytujących rzeczy, z jaką ostatnio się spotkałam. Trudniejsze jest chyba tylko telefoniczne umawianie wizyty u lekarza.</text:p>
      <text:p text:style-name="P1"/>
      <text:p text:style-name="P1">Zimno jest bardzo względne</text:p>
      <text:p text:style-name="P1"/>
      <text:p text:style-name="P1">Jak już wcześniej wspomniałam, przyjechałam do Izraela w połowie listopada. Przez większość pobytu rano było w okolicy 15 stopni, ale już popołudniami było dwadzieścia parę stopni. Jednak kiedy jednego dnia padało i cały dzień było niewiele więcej niż 15 <text:s/>stopni, wtedy Żydzi zaczęli panikować. Mnie nie wypuszczono z domu bez zimowej kurtki (która przeleżała cały dzień w plecaku), ale za to Żydzi nie tylko mieli grube kurtki, lecz także kozaki i wełniane czapki. Niby spodziewałam się, że są przyzwyczajeni do trochę wyższych temperatur, niemniej to mnie bardzo zdziwiło.</text:p>
      <text:p text:style-name="P1"/>
      <text:p text:style-name="P1">Innego dnia nie mieliśmy za dużo do roboty, więc polska grupa chciała pójść na plażę, bo w końcu Tel Aviv leży nad Morzem Śródziemnym, więc nie ma co marnować okazji. Zebraliśmy dość spory ochrzan za wyjątkowo głupie pomysły, bo przecież jest ZIMA. A wszystko przy miło świecącym słoneczku i ponad 20 stopniach.</text:p>
      <text:p text:style-name="P1"/>
      <text:p text:style-name="P1">Leniwe buły… albo leniwe chałki</text:p>
      <text:p text:style-name="P1"/>
      <text:p text:style-name="P1">Pierwszy dzień pobytu w Izraelu. Wchodzę do mieszkania “mojej” Żydówki i dostaję objaśnienia jak jej dom działa, gdzie co jest, takie najbardziej podstawowe pierdoły. I pani mama mówi mi, że u nich w domu używa się jednorazowych plastikowych kubków zamiast takich zwykłych. Pije się z nich raz, a potem wyrzuca. Przez chwilę czekałam na “tylko żartuję”, ale nie doczekałam się. A najśmieszniejsze jest to, że to nie ja trafiłam na jakąś wyjątkowo dziwną rodzinkę, bo jak potem rozmawialiśmy w grupie polskich uczniów, to tak robili w domu każdego z “naszych” Żydów. Nawet więcej, u mnie chociaż używali normalnych talerzy. Za to rodzina, u której była znajoma, używała praktycznie tylko jednorazowych talerzy i kubków. Nawet do herbaty. Nawet w czasie szabatu, który jest przecież ważnym świętem. Nie jestem bardzo ekologiczna, ale - nawet jak dla mnie - to już mocna przesada. Przez chwilę miałam nadzieję, że to jakiś pokrętny sposób na oszczędzanie wody, bo w końcu Izrael to kraj na środku pustyni. Ale nie, potem się dopytaliśmy i chodzi o to, że nie chce im się zmywać naczyń. Lenie.</text:p>
      <text:p text:style-name="P1"/>
      <text:p text:style-name="P1">I tu dochodzimy do kolejnego spostrzeżenia na temat Żydów, naprawdę nie lubią się przemęczać. Przejawia się to między innymi w tym, że samochody policyjne jeżdżą tam z cały czas włączonymi światłami. Czemu? Bo w ten sposób ludzie będą widzieć, że policjanci się zbliżają, więc nie będą robić rzeczy, których nie powinni. Inna sprawa, że zupełnie na porządku dziennym wydaje się tam łamanie przepisów drogowych i nikt nie zwraca na to zbytniej uwagi, więc ja tam nie wiem, czym zajmuje się izraelska policja.</text:p>
      <text:p text:style-name="P1"/>
      <text:p text:style-name="P1">A jak już jesteśmy przy braku przepisów i nie przemęczaniu się, to na każdym kroku można tam znaleźć elektryczne rowery czy hulajnogi do wypożyczenia. Równie często ludzie kupują sobie na własność podobne piekielne maszyny. I w ten sposób mamy miasta, w których samochody jeżdżą jak chcą, piesi nie uznają pasów i jeszcze gdzieś pomiędzy tym wszystkim jeżdżą te elektryczne cholerstwa. A żeby było ciekawiej, to owe “cudo” może jechać jakieś 30 km/h. Ja nie mam pojęcia, jak to wszystko może normalnie funkcjonować.</text:p>
      <text:p text:style-name="P1"/>
      <text:p text:style-name="P1">Izrael jest piękny, ale Żydzi są jacyś dziwni.</text:p>
      <text:p text:style-name="P1"><text:soft-page-break/></text:p>
      <text:p text:style-name="P1">Grafiki</text:p>
      <text:p text:style-name="P1"><text:a xlink:type="simple" xlink:href="https://dailystormer.name/wp-content/uploads/2018/09/Screen-Shot-2018-09-25-at-8.29.25-PM.png" text:style-name="ListLabel_20_1" text:visited-style-name="ListLabel_20_1"><text:span text:style-name="T1">https://dailystormer.name/wp-content/uploads/2018/09/Screen-Shot-2018-09-25-at-8.29.25-PM.png</text:span></text:a></text:p>
      <text:p text:style-name="P1"/>
      <text:p text:style-name="P1"><text:a xlink:type="simple" xlink:href="https://images-wixmp-ed30a86b8c4ca887773594c2.wixmp.com/intermediary/f/b59b0c61-661d-406a-878d-9c5807e8adaa/d8iu69-91cff901-adfa-4519-93e2-f914b2578b34.jpg" text:style-name="ListLabel_20_1" text:visited-style-name="ListLabel_20_1"><text:span text:style-name="T1">https://images-wixmp-ed30a86b8c4ca887773594c2.wixmp.com/intermediary/f/b59b0c61-661d-406a-878d-9c5807e8adaa/d8iu69-91cff901-adfa-4519-93e2-f914b2578b34.jpg</text:span></text:a></text:p>
      <text:p text:style-name="P1"/>
      <text:p text:style-name="P1"><text:a xlink:type="simple" xlink:href="https://www.deviantart.com/delusionist/art/Jerusalem-Israel-Flag-14315841" text:style-name="ListLabel_20_1" text:visited-style-name="ListLabel_20_1"><text:span text:style-name="T1">https://www.deviantart.com/delusionist/art/Jerusalem-Israel-Flag-14315841</text:span></text:a> &lt;źródło</text:p>
      <text:p text:style-name="P1"/>
      <text:p text:style-name="P1"><text:a xlink:type="simple" xlink:href="https://images-wixmp-ed30a86b8c4ca887773594c2.wixmp.com/intermediary/f/a7ec4776-baff-467a-9aa3-f3f60063df6c/dc5wt9v-8b834e59-3d30-4ffd-92a0-5d2ea222a1ae.jpg/v1/fill/w_1109,h_721,q_70,strp/western_wall__jerusalem__israel_by_gilberto694277_dc5wt9v-pre.jpg" text:style-name="ListLabel_20_1" text:visited-style-name="ListLabel_20_1"><text:span text:style-name="T1">https://images-wixmp-ed30a86b8c4ca887773594c2.wixmp.com/intermediary/f/a7ec4776-baff-467a-9aa3-f3f60063df6c/dc5wt9v-8b834e59-3d30-4ffd-92a0-5d2ea222a1ae.jpg/v1/fill/w_1109,h_721,q_70,strp/western_wall__jerusalem__israel_by_gilberto694277_dc5wt9v-pre.jpg</text:span></text:a></text:p>
      <text:p text:style-name="P1"/>
      <text:p text:style-name="P1"><text:a xlink:type="simple" xlink:href="https://www.deviantart.com/gilberto694277/art/Western-Wall-Jerusalem-Israel-735523123" text:style-name="ListLabel_20_1" text:visited-style-name="ListLabel_20_1"><text:span text:style-name="T1">https://www.deviantart.com/gilberto694277/art/Western-Wall-Jerusalem-Israel-735523123</text:span></text:a> &lt;źródł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1059" meta:character-count="7391" meta:non-whitespace-character-count="6350"/>
    <meta:generator>LibreOfficeDev/6.0.5.2$Linux_X86_64 LibreOffice_project/</meta:generator>
  </office:meta>
</office:document-meta>
</file>